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1.785cm"/>
    </style:style>
    <style:style style:name="co6" style:family="table-column">
      <style:table-column-properties fo:break-before="auto" style:column-width="0.196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1.535cm"/>
    </style:style>
    <style:style style:name="co9" style:family="table-column">
      <style:table-column-properties fo:break-before="auto" style:column-width="1.573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572cm"/>
    </style:style>
    <style:style style:name="co13" style:family="table-column">
      <style:table-column-properties fo:break-before="auto" style:column-width="3.014cm"/>
    </style:style>
    <style:style style:name="co14" style:family="table-column">
      <style:table-column-properties fo:break-before="auto" style:column-width="2.563cm"/>
    </style:style>
    <style:style style:name="co15" style:family="table-column">
      <style:table-column-properties fo:break-before="auto" style:column-width="1.812cm"/>
    </style:style>
    <style:style style:name="co16" style:family="table-column">
      <style:table-column-properties fo:break-before="auto" style:column-width="1.012cm"/>
    </style:style>
    <style:style style:name="co17" style:family="table-column">
      <style:table-column-properties fo:break-before="auto" style:column-width="6.87cm"/>
    </style:style>
    <style:style style:name="co18" style:family="table-column">
      <style:table-column-properties fo:break-before="auto" style:column-width="1.681cm"/>
    </style:style>
    <style:style style:name="co19" style:family="table-column">
      <style:table-column-properties fo:break-before="auto" style:column-width="1.998cm"/>
    </style:style>
    <style:style style:name="co20" style:family="table-column">
      <style:table-column-properties fo:break-before="auto" style:column-width="1.879cm"/>
    </style:style>
    <style:style style:name="co21" style:family="table-column">
      <style:table-column-properties fo:break-before="auto" style:column-width="2.298cm"/>
    </style:style>
    <style:style style:name="co22" style:family="table-column">
      <style:table-column-properties fo:break-before="auto" style:column-width="1.304cm"/>
    </style:style>
    <style:style style:name="co23" style:family="table-column">
      <style:table-column-properties fo:break-before="auto" style:column-width="1.3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36"/>
    <style:style style:name="ce59" style:family="table-cell" style:parent-style-name="Default">
      <style:text-properties fo:font-size="8pt" style:font-size-asian="8pt" style:font-size-complex="8pt"/>
    </style:style>
    <style:style style:name="ce60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75" style:family="table-cell" style:parent-style-name="Default" style:data-style-name="N4">
      <style:text-properties fo:font-size="8pt" style:font-size-asian="8pt" style:font-size-complex="8pt"/>
    </style:style>
    <style:style style:name="ce82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85" style:family="table-cell" style:parent-style-name="Default" style:data-style-name="N4"/>
    <style:style style:name="ce86" style:family="table-cell" style:parent-style-name="Default" style:data-style-name="N4">
      <style:text-properties fo:color="#c9211e"/>
    </style:style>
    <style:style style:name="ce8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8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89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0" style:family="table-cell" style:parent-style-name="Default" style:data-style-name="N4"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 style:data-style-name="N0">
      <style:text-properties fo:font-size="8pt" style:font-size-asian="8pt" style:font-size-complex="8pt"/>
    </style:style>
    <style:style style:name="ce96" style:family="table-cell" style:parent-style-name="Default" style:data-style-name="N0">
      <style:text-properties fo:font-size="8pt" style:text-underline-style="solid" style:text-underline-width="auto" style:text-underline-color="font-color" style:font-size-asian="8pt" style:font-size-complex="8pt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0" style:family="table-cell" style:parent-style-name="Default"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61" style:family="table-cell" style:parent-style-name="Default" style:data-style-name="N104"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63" style:family="table-cell" style:parent-style-name="Default" style:data-style-name="N104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104">
      <style:text-properties fo:color="#c9211e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113"/>
    <style:style style:name="ce68" style:family="table-cell" style:parent-style-name="Default" style:data-style-name="N11"/>
    <style:style style:name="ce73" style:family="table-cell" style:parent-style-name="Default" style:data-style-name="N11">
      <style:text-properties fo:font-size="8pt" style:font-size-asian="8pt" style:font-size-complex="8pt"/>
    </style:style>
    <style:style style:name="ce76" style:family="table-cell" style:parent-style-name="Default" style:data-style-name="N1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77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1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79" style:family="table-cell" style:parent-style-name="Default" style:data-style-name="N1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80" style:family="table-cell" style:parent-style-name="Default" style:data-style-name="N11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11">
      <style:text-properties fo:color="#c9211e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5">
      <style:text-properties fo:color="#c9211e"/>
    </style:style>
    <style:style style:name="ce52" style:family="table-cell" style:parent-style-name="Default" style:data-style-name="N5"/>
    <style:style style:name="ce67" style:family="table-cell" style:parent-style-name="Default" style:data-style-name="N5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54" style:family="table-cell" style:parent-style-name="Default" style:data-style-name="N5">
      <style:table-cell-properties fo:border-bottom="none" fo:border-left="none" fo:border-right="none" fo:border-top="0.06pt solid #000000"/>
    </style:style>
    <style:style style:name="ce69" style:family="table-cell" style:parent-style-name="Default" style:data-style-name="N0">
      <style:text-properties fo:color="#c9211e"/>
    </style:style>
    <style:style style:name="ce70" style:family="table-cell" style:parent-style-name="Default" style:data-style-name="N0"/>
    <style:style style:name="ce71" style:family="table-cell" style:parent-style-name="Default" style:data-style-name="N0">
      <style:table-cell-properties fo:border-bottom="0.06pt solid #000000" fo:border-left="none" fo:border-right="none" fo:border-top="none"/>
      <style:text-properties fo:color="#c9211e"/>
    </style:style>
    <style:style style:name="ce7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6" style:family="table-cell" style:parent-style-name="Default" style:data-style-name="N5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 style:data-style-name="N104"/>
    <style:style style:name="ce92" style:family="table-cell" style:parent-style-name="Default" style:data-style-name="N5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SP Dursun Durmuş" table:style-name="ta1">
        <table:table-column table:style-name="co1" table:default-cell-style-name="Default"/>
        <table:table-column table:style-name="co2" table:default-cell-style-name="ce59"/>
        <table:table-column table:style-name="co3" table:default-cell-style-name="ce59"/>
        <table:table-column table:style-name="co4" table:default-cell-style-name="ce85"/>
        <table:table-column table:style-name="co5" table:default-cell-style-name="ce85"/>
        <table:table-column table:style-name="co6" table:default-cell-style-name="Default"/>
        <table:table-column table:style-name="co7" table:default-cell-style-name="ce85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95"/>
        <table:table-row table:style-name="ro1">
          <table:table-cell table:style-name="ce57" office:value-type="string" calcext:value-type="string">
            <text:p>DURSUN DURMUŞ</text:p>
          </table:table-cell>
          <table:table-cell table:number-columns-repeated="2"/>
          <table:table-cell table:style-name="ce82" office:value-type="string" calcext:value-type="string">
            <text:p>TOPLAM</text:p>
          </table:table-cell>
          <table:table-cell table:style-name="ce87" office:value-type="string" calcext:value-type="string">
            <text:p>kira</text:p>
          </table:table-cell>
          <table:table-cell table:style-name="ce91"/>
          <table:table-cell table:style-name="ce87" office:value-type="string" calcext:value-type="string">
            <text:p>gecikme</text:p>
          </table:table-cell>
          <table:table-cell table:style-name="ce91" office:value-type="string" calcext:value-type="string">
            <text:p>icra</text:p>
          </table:table-cell>
          <table:table-cell table:style-name="ce91" office:value-type="string" calcext:value-type="string">
            <text:p>tedaş </text:p>
          </table:table-cell>
          <table:table-cell table:style-name="ce91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60" office:value-type="string" calcext:value-type="string">
            <text:p>BAKİYE</text:p>
          </table:table-cell>
          <table:table-cell/>
          <table:table-cell table:style-name="ce83" table:formula="of:=SUM([.E2:.J2])" office:value-type="float" office:value="26436.8347791905" calcext:value-type="float">
            <text:p>26.436,83</text:p>
          </table:table-cell>
          <table:table-cell table:style-name="ce88" table:formula="of:=[.E65]" office:value-type="float" office:value="10159" calcext:value-type="float">
            <text:p>10.159,00</text:p>
          </table:table-cell>
          <table:table-cell table:style-name="ce93"/>
          <table:table-cell table:style-name="ce88" table:formula="of:=SUM([.G4:.G65])" office:value-type="float" office:value="2307.84366666667" calcext:value-type="float">
            <text:p>2.307,84</text:p>
          </table:table-cell>
          <table:table-cell table:style-name="ce88" table:formula="of:=SUM([.H4:.H65])" office:value-type="float" office:value="3885" calcext:value-type="float">
            <text:p>3.885,00</text:p>
          </table:table-cell>
          <table:table-cell table:style-name="ce88" table:formula="of:=SUM([.I4:.I65])" office:value-type="float" office:value="4188.58" calcext:value-type="float">
            <text:p>4.188,58</text:p>
          </table:table-cell>
          <table:table-cell table:style-name="ce88" table:formula="of:=[.E83]" office:value-type="float" office:value="5896.41111252379" calcext:value-type="float">
            <text:p>5.896,41</text:p>
          </table:table-cell>
          <table:table-cell table:style-name="ce96"/>
        </table:table-row>
        <table:table-row table:style-name="ro1">
          <table:table-cell table:number-columns-repeated="2"/>
          <table:table-cell table:style-name="ce62" office:value-type="string" calcext:value-type="string">
            <text:p>tüfe</text:p>
          </table:table-cell>
          <table:table-cell table:style-name="ce84" office:value-type="string" calcext:value-type="string">
            <text:p>tutar</text:p>
          </table:table-cell>
          <table:table-cell table:style-name="ce84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85" office:value-type="float" office:value="900" calcext:value-type="float">
            <text:p>9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table:style-name="ce75" office:value-type="float" office:value="28.7" calcext:value-type="float">
            <text:p>28,70</text:p>
          </table:table-cell>
          <table:table-cell table:style-name="Default"/>
          <table:table-cell table:formula="of:=[.E7]+[.D8]" office:value-type="float" office:value="4000" calcext:value-type="float">
            <text:p>4.000,00</text:p>
          </table:table-cell>
          <table:table-cell/>
          <table:table-cell table:formula="of:=[.E8]*[.C8]/100/12" office:value-type="float" office:value="95.6666666666667" calcext:value-type="float">
            <text:p>95,6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E8]+[.D9]" office:value-type="float" office:value="4000" calcext:value-type="float">
            <text:p>4.000,00</text:p>
          </table:table-cell>
          <table:table-cell/>
          <table:table-cell table:formula="of:=[.E9]*[.C9]/100/12" office:value-type="float" office:value="99.9" calcext:value-type="float">
            <text:p>99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E9]+[.D10]" office:value-type="float" office:value="4000" calcext:value-type="float">
            <text:p>4.000,00</text:p>
          </table:table-cell>
          <table:table-cell/>
          <table:table-cell table:formula="of:=[.E10]*[.C10]/100/12" office:value-type="float" office:value="103.9" calcext:value-type="float">
            <text:p>10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E10]+[.D11]" office:value-type="float" office:value="4000" calcext:value-type="float">
            <text:p>4.000,00</text:p>
          </table:table-cell>
          <table:table-cell/>
          <table:table-cell table:formula="of:=[.E11]*[.C11]/100/12" office:value-type="float" office:value="107.466666666667" calcext:value-type="float">
            <text:p>107,4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1]+[.D12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E12]+[.D13]" office:value-type="float" office:value="2000" calcext:value-type="float">
            <text:p>2.000,00</text:p>
          </table:table-cell>
          <table:table-cell/>
          <table:table-cell table:formula="of:=[.E13]*[.C13]/100/12" office:value-type="float" office:value="33.1833333333333" calcext:value-type="float">
            <text:p>33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E13]+[.D14]" office:value-type="float" office:value="2000" calcext:value-type="float">
            <text:p>2.000,00</text:p>
          </table:table-cell>
          <table:table-cell/>
          <table:table-cell table:formula="of:=[.E14]*[.C14]/100/12" office:value-type="float" office:value="54.6833333333333" calcext:value-type="float">
            <text:p>54,6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E14]+[.D15]" office:value-type="float" office:value="2000" calcext:value-type="float">
            <text:p>2.000,00</text:p>
          </table:table-cell>
          <table:table-cell/>
          <table:table-cell table:formula="of:=[.E15]*[.C15]/100/12" office:value-type="float" office:value="53.9" calcext:value-type="float">
            <text:p>5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E15]+[.D16]" office:value-type="float" office:value="2000" calcext:value-type="float">
            <text:p>2.000,00</text:p>
          </table:table-cell>
          <table:table-cell/>
          <table:table-cell table:formula="of:=[.E16]*[.C16]/100/12" office:value-type="float" office:value="50.85" calcext:value-type="float">
            <text:p>50,85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6]+[.D17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17]+[.D18]" office:value-type="float" office:value="0" calcext:value-type="float">
            <text:p>0,00</text:p>
          </table:table-cell>
          <table:table-cell table:number-columns-repeated="2"/>
          <table:table-cell table:style-name="ce85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8]+[.D19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20]*[.E19]/100" office:value-type="float" office:value="5645" calcext:value-type="float">
            <text:p>5.645,00</text:p>
          </table:table-cell>
          <table:table-cell table:formula="of:=[.E19]+[.D20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20]+[.D21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21]+[.D22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18500" calcext:value-type="float">
            <text:p>-18.500,00</text:p>
          </table:table-cell>
          <table:table-cell table:formula="of:=[.E22]+[.D23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23]+[.D24]" office:value-type="float" office:value="12145" calcext:value-type="float">
            <text:p>12.145,00</text:p>
          </table:table-cell>
          <table:table-cell table:number-columns-repeated="2"/>
          <table:table-cell table:style-name="ce85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E24]+[.D25]" office:value-type="float" office:value="12145" calcext:value-type="float">
            <text:p>12.145,00</text:p>
          </table:table-cell>
          <table:table-cell/>
          <table:table-cell table:formula="of:=[.E25]*[.C25]/100/12" office:value-type="float" office:value="199.178" calcext:value-type="float">
            <text:p>199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E25]+[.D26]" office:value-type="float" office:value="12145" calcext:value-type="float">
            <text:p>12.145,00</text:p>
          </table:table-cell>
          <table:table-cell/>
          <table:table-cell table:formula="of:=[.E26]*[.C26]/100/12" office:value-type="float" office:value="177.721833333333" calcext:value-type="float">
            <text:p>177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26]+[.D27]" office:value-type="float" office:value="12145" calcext:value-type="float">
            <text:p>12.145,00</text:p>
          </table:table-cell>
          <table:table-cell table:number-columns-repeated="3"/>
          <table:table-cell table:style-name="ce85" office:value-type="float" office:value="1100" calcext:value-type="float">
            <text:p>1.1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27]+[.D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E28]+[.D29]" office:value-type="float" office:value="12145" calcext:value-type="float">
            <text:p>12.145,00</text:p>
          </table:table-cell>
          <table:table-cell/>
          <table:table-cell table:formula="of:=[.E29]*[.C29]/100/12" office:value-type="float" office:value="158.998291666667" calcext:value-type="float">
            <text:p>159,00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E29]+[.D30]" office:value-type="float" office:value="12145" calcext:value-type="float">
            <text:p>12.145,00</text:p>
          </table:table-cell>
          <table:table-cell/>
          <table:table-cell table:formula="of:=[.E30]*[.C30]/100/12" office:value-type="float" office:value="143.513416666667" calcext:value-type="float">
            <text:p>143,51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E30]+[.D31]" office:value-type="float" office:value="12145" calcext:value-type="float">
            <text:p>12.145,00</text:p>
          </table:table-cell>
          <table:table-cell/>
          <table:table-cell table:formula="of:=[.E31]*[.C31]/100/12" office:value-type="float" office:value="127.623708333333" calcext:value-type="float">
            <text:p>127,6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31]+[.D32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5000" calcext:value-type="float">
            <text:p>-5.000,00</text:p>
          </table:table-cell>
          <table:table-cell table:formula="of:=[.E32]+[.D3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E33]+[.D34]" office:value-type="float" office:value="7145" calcext:value-type="float">
            <text:p>7.145,00</text:p>
          </table:table-cell>
          <table:table-cell/>
          <table:table-cell table:formula="of:=[.E34]*[.C34]/100/12" office:value-type="float" office:value="64.7217916666667" calcext:value-type="float">
            <text:p>64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34]+[.D35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E35]+[.D36]" office:value-type="float" office:value="7145" calcext:value-type="float">
            <text:p>7.145,00</text:p>
          </table:table-cell>
          <table:table-cell/>
          <table:table-cell table:formula="of:=[.E36]*[.C36]/100/12" office:value-type="float" office:value="67.8179583333333" calcext:value-type="float">
            <text:p>67,8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36]+[.D37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E37]+[.D38]" office:value-type="float" office:value="7145" calcext:value-type="float">
            <text:p>7.145,00</text:p>
          </table:table-cell>
          <table:table-cell/>
          <table:table-cell table:formula="of:=[.E38]*[.C38]/100/12" office:value-type="float" office:value="75.1415833333333" calcext:value-type="float">
            <text:p>75,14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38]+[.D39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39]+[.D40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40]+[.D41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58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41]+[.D4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E42]+[.D4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43]+[.D44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E44]+[.D45]" office:value-type="float" office:value="7145" calcext:value-type="float">
            <text:p>7.145,00</text:p>
          </table:table-cell>
          <table:table-cell/>
          <table:table-cell table:formula="of:=[.E45]*[.C45]/100/12" office:value-type="float" office:value="70.021" calcext:value-type="float">
            <text:p>70,0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45]+[.D46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46]+[.D47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E47]+[.D48]" office:value-type="float" office:value="7145" calcext:value-type="float">
            <text:p>7.145,00</text:p>
          </table:table-cell>
          <table:table-cell/>
          <table:table-cell table:formula="of:=[.E48]*[.C48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48]+[.D49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E49]+[.D50]" office:value-type="float" office:value="7145" calcext:value-type="float">
            <text:p>7.145,00</text:p>
          </table:table-cell>
          <table:table-cell/>
          <table:table-cell table:formula="of:=[.E50]*[.C50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50]+[.D51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51]+[.D52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52]+[.D53]" office:value-type="float" office:value="7145" calcext:value-type="float">
            <text:p>7.145,00</text:p>
          </table:table-cell>
          <table:table-cell/>
          <table:table-cell table:formula="of:=[.E53]*[.C53]/100/12" office:value-type="float" office:value="71.45" calcext:value-type="float">
            <text:p>71,45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53]+[.D54]" office:value-type="float" office:value="7145" calcext:value-type="float">
            <text:p>7.145,00</text:p>
          </table:table-cell>
          <table:table-cell table:number-columns-repeated="3"/>
          <table:table-cell table:style-name="ce94" table:number-columns-repeated="2"/>
          <table:table-cell/>
        </table:table-row>
        <table:table-row table:style-name="ro1">
          <table:table-cell/>
          <table:table-cell office:value-type="string" calcext:value-type="string">
            <text:p>Gecikme 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4]+[.D55]" office:value-type="float" office:value="7145" calcext:value-type="float">
            <text:p>7.145,00</text:p>
          </table:table-cell>
          <table:table-cell/>
          <table:table-cell table:formula="of:=[.E55]*[.C55]/100/12" office:value-type="float" office:value="107.175" calcext:value-type="float">
            <text:p>107,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55]+[.D5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56]+[.D5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57]+[.D58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58]+[.D59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Kasım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9]+[.D60]" office:value-type="float" office:value="10159" calcext:value-type="float">
            <text:p>10.159,00</text:p>
          </table:table-cell>
          <table:table-cell/>
          <table:table-cell table:formula="of:=[.E60]*[.C60]/100/12" office:value-type="float" office:value="152.385" calcext:value-type="float">
            <text:p>152,39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60]+[.D61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657.26" calcext:value-type="float">
            <text:p>657,26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61]+[.D62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180" calcext:value-type="float">
            <text:p>180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62]+[.D63]" office:value-type="float" office:value="10159" calcext:value-type="float">
            <text:p>10.159,00</text:p>
          </table:table-cell>
          <table:table-cell table:number-columns-repeated="3"/>
          <table:table-cell table:style-name="ce86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63]+[.D64]" office:value-type="float" office:value="10159" calcext:value-type="float">
            <text:p>10.159,00</text:p>
          </table:table-cell>
          <table:table-cell/>
          <table:table-cell table:formula="of:=[.E64]*[.C64]/100/12" office:value-type="float" office:value="152.385" calcext:value-type="float">
            <text:p>152,39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9" table:formula="of:=[.E64]+[.D65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1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borcu</text:p>
          </table:table-cell>
          <table:table-cell table:number-columns-repeated="2"/>
          <table:table-cell office:value-type="float" office:value="40000" calcext:value-type="float">
            <text:p>40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tl/usd</text:p>
          </table:table-cell>
          <table:table-cell/>
          <table:table-cell office:value-type="float" office:value="542.703" calcext:value-type="float">
            <text:p>542,7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lı borç dolar karşılığı</text:p>
          </table:table-cell>
          <table:table-cell table:number-columns-repeated="2"/>
          <table:table-cell table:formula="of:=[.E79]/[.D80]" office:value-type="float" office:value="73.7051389065474" calcext:value-type="float">
            <text:p>73,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dolar fiyatı</text:p>
          </table:table-cell>
          <table:table-cell/>
          <table:table-cell office:value-type="float" office:value="80" calcext:value-type="float">
            <text:p>8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 yılı borç değeri</text:p>
          </table:table-cell>
          <table:table-cell table:number-columns-repeated="2"/>
          <table:table-cell table:style-name="ce90" table:formula="of:=[.E81]*[.D82]" office:value-type="float" office:value="5896.41111252379" calcext:value-type="float">
            <text:p>5.896,4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0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86"/>
          <table:table-cell table:number-columns-repeated="6"/>
        </table:table-row>
        <table:table-row table:style-name="ro1" table:number-rows-repeated="104848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380v" table:style-name="ta1">
        <table:table-column table:style-name="co11" table:number-columns-repeated="6" table:default-cell-style-name="Default"/>
        <table:table-column table:style-name="co11" table:default-cell-style-name="ce85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ursun durmuş 380 v ortak kullanım saat bilgileri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85" office:value-type="string" calcext:value-type="string">
            <text:p>tutar “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7" office:value-type="string" calcext:value-type="string">
            <text:p>yazar</text:p>
          </table:table-cell>
          <table:table-cell table:style-name="ce97" office:value-type="string" calcext:value-type="string">
            <text:p>tüketim</text:p>
          </table:table-cell>
          <table:table-cell table:style-name="ce97" office:value-type="string" calcext:value-type="string">
            <text:p>birim fiyat</text:p>
          </table:table-cell>
          <table:table-cell table:style-name="ce99" office:value-type="string" calcext:value-type="string">
            <text:p>tutar</text:p>
          </table:table-cell>
        </table:table-row>
        <table:table-row table:style-name="ro1">
          <table:table-cell/>
          <table:table-cell table:style-name="ce58"/>
          <table:table-cell/>
          <table:table-cell table:style-name="ce98" table:number-columns-repeated="3"/>
          <table:table-cell table:style-name="ce84"/>
        </table:table-row>
        <table:table-row table:style-name="ro1">
          <table:table-cell/>
          <table:table-cell table:style-name="ce58"/>
          <table:table-cell table:number-columns-repeated="2"/>
          <table:table-cell table:formula="of:=[.D8]-[.D7]" office:value-type="float" office:value="0" calcext:value-type="float">
            <text:p>0</text:p>
          </table:table-cell>
          <table:table-cell table:style-name="ce85"/>
          <table:table-cell table:formula="of:=[.F8]*[.E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8"/>
          <table:table-cell table:number-columns-repeated="2"/>
          <table:table-cell table:formula="of:=[.D9]-[.D8]" office:value-type="float" office:value="0" calcext:value-type="float">
            <text:p>0</text:p>
          </table:table-cell>
          <table:table-cell table:style-name="ce85"/>
          <table:table-cell table:formula="of:=[.F9]*[.E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8"/>
          <table:table-cell table:number-columns-repeated="2"/>
          <table:table-cell table:formula="of:=[.D10]-[.D9]" office:value-type="float" office:value="0" calcext:value-type="float">
            <text:p>0</text:p>
          </table:table-cell>
          <table:table-cell table:style-name="ce85"/>
          <table:table-cell table:formula="of:=[.F10]*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85"/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85"/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20v" table:style-name="ta1">
        <table:table-column table:style-name="co11" table:default-cell-style-name="Default"/>
        <table:table-row table:style-name="ro1">
          <table:table-cell/>
        </table:table-row>
      </table:table>
      <table:table table:name="Su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ce100"/>
        <table:table-column table:style-name="co11" table:number-columns-repeated="3" table:default-cell-style-name="Default"/>
        <table:table-column table:style-name="co11" table:default-cell-style-name="ce85"/>
        <table:table-row table:style-name="ro1">
          <table:table-cell/>
          <table:table-cell table:style-name="ce100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97" office:value-type="string" calcext:value-type="string">
            <text:p>kullanılabilir m3</text:p>
          </table:table-cell>
          <table:table-cell table:style-name="ce97" office:value-type="string" calcext:value-type="string">
            <text:p>alınan ton</text:p>
          </table:table-cell>
          <table:table-cell table:style-name="ce97" office:value-type="string" calcext:value-type="string">
            <text:p>tutar</text:p>
          </table:table-cell>
          <table:table-cell table:style-name="ce97" office:value-type="string" calcext:value-type="string">
            <text:p>birim fiyat</text:p>
          </table:table-cell>
          <table:table-cell table:style-name="ce99"/>
        </table:table-row>
        <table:table-row table:style-name="ro1">
          <table:table-cell/>
          <table:table-cell table:style-name="ce58"/>
          <table:table-cell office:value-type="string" calcext:value-type="string">
            <text:p>ilk yazar</text:p>
          </table:table-cell>
          <table:table-cell table:style-name="ce97"/>
          <table:table-cell table:style-name="ce98" table:number-columns-repeated="2"/>
          <table:table-cell table:style-name="ce84" table:number-columns-repeated="2"/>
        </table:table-row>
        <table:table-row table:style-name="ro1" table:number-rows-repeated="5">
          <table:table-cell/>
          <table:table-cell table:style-name="ce58"/>
          <table:table-cell table:number-columns-repeated="4"/>
          <table:table-cell table:style-name="ce84"/>
          <table:table-cell/>
        </table:table-row>
        <table:table-row table:style-name="ro1">
          <table:table-cell table:number-columns-repeated="6"/>
          <table:table-cell table:style-name="ce84"/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0 çedaş" table:style-name="ta1">
        <table:table-column table:style-name="co11" table:default-cell-style-name="Default"/>
        <table:table-column table:style-name="co11" table:default-cell-style-name="ce101"/>
        <table:table-column table:style-name="co11" table:number-columns-repeated="4" table:default-cell-style-name="Default"/>
        <table:table-row table:style-name="ro1" table:number-rows-repeated="2">
          <table:table-cell table:number-columns-repeated="3"/>
          <table:table-cell table:style-name="ce98" table:number-columns-repeated="2"/>
          <table:table-cell table:style-name="ce84"/>
        </table:table-row>
        <table:table-row table:style-name="ro1">
          <table:table-cell/>
          <table:table-cell table:style-name="Default" office:value-type="string" calcext:value-type="string">
            <text:p>ÇEDAŞ</text:p>
          </table:table-cell>
          <table:table-cell/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/>
          <table:table-cell table:style-name="ce98" office:value-type="string" calcext:value-type="string">
            <text:p>tüketim</text:p>
          </table:table-cell>
          <table:table-cell table:style-name="ce98" office:value-type="string" calcext:value-type="string">
            <text:p>tutar</text:p>
          </table:table-cell>
          <table:table-cell table:style-name="ce84"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377.64" calcext:value-type="float">
            <text:p>377,64</text:p>
          </table:table-cell>
          <table:table-cell table:style-name="ce98" office:value-type="float" office:value="356.7" calcext:value-type="float">
            <text:p>356,7</text:p>
          </table:table-cell>
          <table:table-cell table:style-name="ce84" table:formula="of:=[.E7]/[.D7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644.04" calcext:value-type="float">
            <text:p>644,04</text:p>
          </table:table-cell>
          <table:table-cell table:style-name="ce98" office:value-type="float" office:value="608.3" calcext:value-type="float">
            <text:p>608,3</text:p>
          </table:table-cell>
          <table:table-cell table:style-name="ce84" table:formula="of:=[.E8]/[.D8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702.96" calcext:value-type="float">
            <text:p>702,96</text:p>
          </table:table-cell>
          <table:table-cell table:style-name="ce98" office:value-type="float" office:value="663.9" calcext:value-type="float">
            <text:p>663,9</text:p>
          </table:table-cell>
          <table:table-cell table:style-name="ce84" table:formula="of:=[.E9]/[.D9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19 çedaş" table:style-name="ta1">
        <table:table-column table:style-name="co11" table:number-columns-repeated="3" table:default-cell-style-name="Default"/>
        <table:table-column table:style-name="co11" table:number-columns-repeated="2" table:default-cell-style-name="ce98"/>
        <table:table-column table:style-name="co11" table:default-cell-style-name="ce84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DAŞ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float" office:value="2019" calcext:value-type="float">
            <text:p>2019</text:p>
          </table:table-cell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table:style-name="ce101"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table:style-name="ce101"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7]/[.D7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table:style-name="ce101"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8]/[.D8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table:style-name="ce101"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1]/[.D11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table:style-name="ce101"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14]/[.D14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table:style-name="ce101"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/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7" table:style-name="ta1">
        <table:table-column table:style-name="co1" table:default-cell-style-name="Default"/>
        <table:table-column table:style-name="co14" table:default-cell-style-name="ce59"/>
        <table:table-column table:style-name="co3" table:default-cell-style-name="ce59"/>
        <table:table-column table:style-name="co4" table:default-cell-style-name="ce85"/>
        <table:table-column table:style-name="co5" table:default-cell-style-name="ce85"/>
        <table:table-column table:style-name="co6" table:default-cell-style-name="Default"/>
        <table:table-column table:style-name="co15" table:default-cell-style-name="ce85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95"/>
        <table:table-row table:style-name="ro1">
          <table:table-cell table:style-name="ce100" office:value-type="string" calcext:value-type="string">
            <text:p>DURSUN DURMUŞ</text:p>
          </table:table-cell>
          <table:table-cell table:number-columns-repeated="2"/>
          <table:table-cell table:style-name="ce82" office:value-type="string" calcext:value-type="string">
            <text:p>TOPLAM</text:p>
          </table:table-cell>
          <table:table-cell table:style-name="ce87" office:value-type="string" calcext:value-type="string">
            <text:p>kira</text:p>
          </table:table-cell>
          <table:table-cell table:style-name="ce91"/>
          <table:table-cell table:style-name="ce87" office:value-type="string" calcext:value-type="string">
            <text:p>gecikme</text:p>
          </table:table-cell>
          <table:table-cell table:style-name="ce91" office:value-type="string" calcext:value-type="string">
            <text:p>icra</text:p>
          </table:table-cell>
          <table:table-cell table:style-name="ce91" office:value-type="string" calcext:value-type="string">
            <text:p>tedaş </text:p>
          </table:table-cell>
          <table:table-cell table:style-name="ce91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60" office:value-type="string" calcext:value-type="string">
            <text:p>BAKİYE</text:p>
          </table:table-cell>
          <table:table-cell/>
          <table:table-cell table:style-name="ce83" table:formula="of:=SUM([.E2:.J2])" office:value-type="float" office:value="29799.3376966518" calcext:value-type="float">
            <text:p>29.799,34</text:p>
          </table:table-cell>
          <table:table-cell table:style-name="ce88" table:formula="of:=[.E65]" office:value-type="float" office:value="10159" calcext:value-type="float">
            <text:p>10.159,00</text:p>
          </table:table-cell>
          <table:table-cell table:style-name="ce93"/>
          <table:table-cell table:style-name="ce88" table:formula="of:=SUM([.G4:.G65])" office:value-type="float" office:value="2353.61533333333" calcext:value-type="float">
            <text:p>2.353,62</text:p>
          </table:table-cell>
          <table:table-cell table:style-name="ce88" table:formula="of:=SUM([.H4:.H65])" office:value-type="float" office:value="3885" calcext:value-type="float">
            <text:p>3.885,00</text:p>
          </table:table-cell>
          <table:table-cell table:style-name="ce88" table:formula="of:=SUM([.I4:.I65])" office:value-type="float" office:value="4188.58" calcext:value-type="float">
            <text:p>4.188,58</text:p>
          </table:table-cell>
          <table:table-cell table:style-name="ce88" table:formula="of:=[.E102]" office:value-type="float" office:value="9213.14236331843" calcext:value-type="float">
            <text:p>9.213,14</text:p>
          </table:table-cell>
          <table:table-cell table:style-name="ce96"/>
        </table:table-row>
        <table:table-row table:style-name="ro1">
          <table:table-cell table:number-columns-repeated="2"/>
          <table:table-cell table:style-name="ce62" office:value-type="string" calcext:value-type="string">
            <text:p>tüfe</text:p>
          </table:table-cell>
          <table:table-cell table:style-name="ce84" office:value-type="string" calcext:value-type="string">
            <text:p>tutar</text:p>
          </table:table-cell>
          <table:table-cell table:style-name="ce84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85" office:value-type="float" office:value="900" calcext:value-type="float">
            <text:p>9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table:style-name="ce75" office:value-type="float" office:value="28.7" calcext:value-type="float">
            <text:p>28,70</text:p>
          </table:table-cell>
          <table:table-cell table:style-name="Default"/>
          <table:table-cell table:formula="of:=[.E7]+[.D8]" office:value-type="float" office:value="4000" calcext:value-type="float">
            <text:p>4.000,00</text:p>
          </table:table-cell>
          <table:table-cell/>
          <table:table-cell table:formula="of:=[.E8]*[.C8]/100/12" office:value-type="float" office:value="95.6666666666667" calcext:value-type="float">
            <text:p>95,6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E8]+[.D9]" office:value-type="float" office:value="4000" calcext:value-type="float">
            <text:p>4.000,00</text:p>
          </table:table-cell>
          <table:table-cell/>
          <table:table-cell table:formula="of:=[.E9]*[.C9]/100/12" office:value-type="float" office:value="99.9" calcext:value-type="float">
            <text:p>99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E9]+[.D10]" office:value-type="float" office:value="4000" calcext:value-type="float">
            <text:p>4.000,00</text:p>
          </table:table-cell>
          <table:table-cell/>
          <table:table-cell table:formula="of:=[.E10]*[.C10]/100/12" office:value-type="float" office:value="103.9" calcext:value-type="float">
            <text:p>10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E10]+[.D11]" office:value-type="float" office:value="4000" calcext:value-type="float">
            <text:p>4.000,00</text:p>
          </table:table-cell>
          <table:table-cell/>
          <table:table-cell table:formula="of:=[.E11]*[.C11]/100/12" office:value-type="float" office:value="107.466666666667" calcext:value-type="float">
            <text:p>107,4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1]+[.D12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E12]+[.D13]" office:value-type="float" office:value="2000" calcext:value-type="float">
            <text:p>2.000,00</text:p>
          </table:table-cell>
          <table:table-cell/>
          <table:table-cell table:formula="of:=[.E13]*[.C13]/100/12" office:value-type="float" office:value="33.1833333333333" calcext:value-type="float">
            <text:p>33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E13]+[.D14]" office:value-type="float" office:value="2000" calcext:value-type="float">
            <text:p>2.000,00</text:p>
          </table:table-cell>
          <table:table-cell/>
          <table:table-cell table:formula="of:=[.E14]*[.C14]/100/12" office:value-type="float" office:value="54.6833333333333" calcext:value-type="float">
            <text:p>54,6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E14]+[.D15]" office:value-type="float" office:value="2000" calcext:value-type="float">
            <text:p>2.000,00</text:p>
          </table:table-cell>
          <table:table-cell/>
          <table:table-cell table:formula="of:=[.E15]*[.C15]/100/12" office:value-type="float" office:value="53.9" calcext:value-type="float">
            <text:p>5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E15]+[.D16]" office:value-type="float" office:value="2000" calcext:value-type="float">
            <text:p>2.000,00</text:p>
          </table:table-cell>
          <table:table-cell/>
          <table:table-cell table:formula="of:=[.E16]*[.C16]/100/12" office:value-type="float" office:value="50.85" calcext:value-type="float">
            <text:p>50,85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6]+[.D17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17]+[.D18]" office:value-type="float" office:value="0" calcext:value-type="float">
            <text:p>0,00</text:p>
          </table:table-cell>
          <table:table-cell table:number-columns-repeated="2"/>
          <table:table-cell table:style-name="ce85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8]+[.D19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20]*[.E19]/100" office:value-type="float" office:value="5645" calcext:value-type="float">
            <text:p>5.645,00</text:p>
          </table:table-cell>
          <table:table-cell table:formula="of:=[.E19]+[.D20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20]+[.D21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21]+[.D22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18500" calcext:value-type="float">
            <text:p>-18.500,00</text:p>
          </table:table-cell>
          <table:table-cell table:formula="of:=[.E22]+[.D23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23]+[.D24]" office:value-type="float" office:value="12145" calcext:value-type="float">
            <text:p>12.145,00</text:p>
          </table:table-cell>
          <table:table-cell table:number-columns-repeated="2"/>
          <table:table-cell table:style-name="ce85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E24]+[.D25]" office:value-type="float" office:value="12145" calcext:value-type="float">
            <text:p>12.145,00</text:p>
          </table:table-cell>
          <table:table-cell/>
          <table:table-cell table:formula="of:=[.E25]*[.C25]/100/12" office:value-type="float" office:value="199.178" calcext:value-type="float">
            <text:p>199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E25]+[.D26]" office:value-type="float" office:value="12145" calcext:value-type="float">
            <text:p>12.145,00</text:p>
          </table:table-cell>
          <table:table-cell/>
          <table:table-cell table:formula="of:=[.E26]*[.C26]/100/12" office:value-type="float" office:value="177.721833333333" calcext:value-type="float">
            <text:p>177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26]+[.D27]" office:value-type="float" office:value="12145" calcext:value-type="float">
            <text:p>12.145,00</text:p>
          </table:table-cell>
          <table:table-cell table:number-columns-repeated="3"/>
          <table:table-cell table:style-name="ce85" office:value-type="float" office:value="1100" calcext:value-type="float">
            <text:p>1.1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27]+[.D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E28]+[.D29]" office:value-type="float" office:value="12145" calcext:value-type="float">
            <text:p>12.145,00</text:p>
          </table:table-cell>
          <table:table-cell/>
          <table:table-cell table:formula="of:=[.E29]*[.C29]/100/12" office:value-type="float" office:value="158.998291666667" calcext:value-type="float">
            <text:p>159,00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E29]+[.D30]" office:value-type="float" office:value="12145" calcext:value-type="float">
            <text:p>12.145,00</text:p>
          </table:table-cell>
          <table:table-cell/>
          <table:table-cell table:formula="of:=[.E30]*[.C30]/100/12" office:value-type="float" office:value="143.513416666667" calcext:value-type="float">
            <text:p>143,51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E30]+[.D31]" office:value-type="float" office:value="12145" calcext:value-type="float">
            <text:p>12.145,00</text:p>
          </table:table-cell>
          <table:table-cell/>
          <table:table-cell table:formula="of:=[.E31]*[.C31]/100/12" office:value-type="float" office:value="127.623708333333" calcext:value-type="float">
            <text:p>127,6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31]+[.D32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5000" calcext:value-type="float">
            <text:p>-5.000,00</text:p>
          </table:table-cell>
          <table:table-cell table:formula="of:=[.E32]+[.D3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E33]+[.D34]" office:value-type="float" office:value="7145" calcext:value-type="float">
            <text:p>7.145,00</text:p>
          </table:table-cell>
          <table:table-cell/>
          <table:table-cell table:formula="of:=[.E34]*[.C34]/100/12" office:value-type="float" office:value="64.7217916666667" calcext:value-type="float">
            <text:p>64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34]+[.D35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E35]+[.D36]" office:value-type="float" office:value="7145" calcext:value-type="float">
            <text:p>7.145,00</text:p>
          </table:table-cell>
          <table:table-cell/>
          <table:table-cell table:formula="of:=[.E36]*[.C36]/100/12" office:value-type="float" office:value="67.8179583333333" calcext:value-type="float">
            <text:p>67,8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36]+[.D37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E37]+[.D38]" office:value-type="float" office:value="7145" calcext:value-type="float">
            <text:p>7.145,00</text:p>
          </table:table-cell>
          <table:table-cell/>
          <table:table-cell table:formula="of:=[.E38]*[.C38]/100/12" office:value-type="float" office:value="75.1415833333333" calcext:value-type="float">
            <text:p>75,14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38]+[.D39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39]+[.D40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40]+[.D41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58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41]+[.D4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E42]+[.D4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43]+[.D44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E44]+[.D45]" office:value-type="float" office:value="7145" calcext:value-type="float">
            <text:p>7.145,00</text:p>
          </table:table-cell>
          <table:table-cell/>
          <table:table-cell table:formula="of:=[.E45]*[.C45]/100/12" office:value-type="float" office:value="70.021" calcext:value-type="float">
            <text:p>70,0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45]+[.D46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46]+[.D47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E47]+[.D48]" office:value-type="float" office:value="7145" calcext:value-type="float">
            <text:p>7.145,00</text:p>
          </table:table-cell>
          <table:table-cell/>
          <table:table-cell table:formula="of:=[.E48]*[.C48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48]+[.D49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E49]+[.D50]" office:value-type="float" office:value="7145" calcext:value-type="float">
            <text:p>7.145,00</text:p>
          </table:table-cell>
          <table:table-cell/>
          <table:table-cell table:formula="of:=[.E50]*[.C50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50]+[.D51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51]+[.D52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52]+[.D53]" office:value-type="float" office:value="7145" calcext:value-type="float">
            <text:p>7.145,00</text:p>
          </table:table-cell>
          <table:table-cell/>
          <table:table-cell table:formula="of:=[.E53]*[.C53]/100/12" office:value-type="float" office:value="71.45" calcext:value-type="float">
            <text:p>71,45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53]+[.D54]" office:value-type="float" office:value="7145" calcext:value-type="float">
            <text:p>7.145,00</text:p>
          </table:table-cell>
          <table:table-cell table:number-columns-repeated="3"/>
          <table:table-cell table:style-name="ce94" table:number-columns-repeated="2"/>
          <table:table-cell/>
        </table:table-row>
        <table:table-row table:style-name="ro1">
          <table:table-cell/>
          <table:table-cell office:value-type="string" calcext:value-type="string">
            <text:p>Gecikme 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54]+[.D55]" office:value-type="float" office:value="7145" calcext:value-type="float">
            <text:p>7.145,00</text:p>
          </table:table-cell>
          <table:table-cell/>
          <table:table-cell table:formula="of:=[.E55]*[.C55]/100/12" office:value-type="float" office:value="119.083333333333" calcext:value-type="float">
            <text:p>119,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55]+[.D5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56]+[.D5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57]+[.D58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58]+[.D59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Kasım Gecikm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59]+[.D60]" office:value-type="float" office:value="10159" calcext:value-type="float">
            <text:p>10.159,00</text:p>
          </table:table-cell>
          <table:table-cell/>
          <table:table-cell table:formula="of:=[.E60]*[.C60]/100/12" office:value-type="float" office:value="169.316666666667" calcext:value-type="float">
            <text:p>169,3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60]+[.D61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657.26" calcext:value-type="float">
            <text:p>657,26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61]+[.D62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180" calcext:value-type="float">
            <text:p>180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62]+[.D63]" office:value-type="float" office:value="10159" calcext:value-type="float">
            <text:p>10.159,00</text:p>
          </table:table-cell>
          <table:table-cell table:number-columns-repeated="3"/>
          <table:table-cell table:style-name="ce86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 gecikm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63]+[.D64]" office:value-type="float" office:value="10159" calcext:value-type="float">
            <text:p>10.159,00</text:p>
          </table:table-cell>
          <table:table-cell/>
          <table:table-cell table:formula="of:=[.E64]*[.C64]/100/12" office:value-type="float" office:value="169.316666666667" calcext:value-type="float">
            <text:p>169,3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9" table:formula="of:=[.E64]+[.D65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kiradan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2019-20</text:p>
          </table:table-cell>
          <table:table-cell/>
          <table:table-cell table:style-name="Default"/>
          <table:table-cell office:value-type="float" office:value="30645" calcext:value-type="float">
            <text:p>30.645,00</text:p>
          </table:table-cell>
          <table:table-cell/>
          <table:table-cell table:formula="of:=[.E70]" office:value-type="float" office:value="30645" calcext:value-type="float">
            <text:p>30.645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table:style-name="Default"/>
          <table:table-cell office:value-type="float" office:value="-23500" calcext:value-type="float">
            <text:p>-23.500,00</text:p>
          </table:table-cell>
          <table:table-cell/>
          <table:table-cell table:formula="of:=[.G70]+[.E71]" office:value-type="float" office:value="7145" calcext:value-type="float">
            <text:p>7.145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 kasım</text:p>
          </table:table-cell>
          <table:table-cell/>
          <table:table-cell table:style-name="Default"/>
          <table:table-cell office:value-type="float" office:value="3014" calcext:value-type="float">
            <text:p>3.014,00</text:p>
          </table:table-cell>
          <table:table-cell/>
          <table:table-cell table:formula="of:=[.G71]+[.E72]" office:value-type="float" office:value="10159" calcext:value-type="float">
            <text:p>10.159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 aralık 16 gün</text:p>
          </table:table-cell>
          <table:table-cell/>
          <table:table-cell table:style-name="Default"/>
          <table:table-cell office:value-type="float" office:value="1610" calcext:value-type="float">
            <text:p>1.610,00</text:p>
          </table:table-cell>
          <table:table-cell/>
          <table:table-cell table:formula="of:=[.G72]+[.E73]" office:value-type="float" office:value="11769" calcext:value-type="float">
            <text:p>11.769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ra Gecikme 2020 </text:p>
          </table:table-cell>
          <table:table-cell/>
          <table:table-cell table:style-name="Default"/>
          <table:table-cell office:value-type="float" office:value="2353" calcext:value-type="float">
            <text:p>2.353,00</text:p>
          </table:table-cell>
          <table:table-cell/>
          <table:table-cell table:formula="of:=[.G73]+[.E74]" office:value-type="float" office:value="14122" calcext:value-type="float">
            <text:p>14.122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ra Gecikme 2021 </text:p>
          </table:table-cell>
          <table:table-cell/>
          <table:table-cell table:style-name="Default"/>
          <table:table-cell table:formula="of:=[.G74]*0.2" office:value-type="float" office:value="2824.4" calcext:value-type="float">
            <text:p>2.824,40</text:p>
          </table:table-cell>
          <table:table-cell/>
          <table:table-cell table:formula="of:=[.G74]+[.E75]" office:value-type="float" office:value="16946.4" calcext:value-type="float">
            <text:p>16.946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daş</text:p>
          </table:table-cell>
          <table:table-cell/>
          <table:table-cell table:style-name="Default"/>
          <table:table-cell office:value-type="float" office:value="2186" calcext:value-type="float">
            <text:p>2.186,00</text:p>
          </table:table-cell>
          <table:table-cell/>
          <table:table-cell table:formula="of:=[.G75]+[.E76]" office:value-type="float" office:value="19132.4" calcext:value-type="float">
            <text:p>19.132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8 teminat ücreti</text:p>
          </table:table-cell>
          <table:table-cell/>
          <table:table-cell table:style-name="Default"/>
          <table:table-cell office:value-type="float" office:value="900" calcext:value-type="float">
            <text:p>900,00</text:p>
          </table:table-cell>
          <table:table-cell/>
          <table:table-cell table:formula="of:=[.G76]+[.E77]" office:value-type="float" office:value="20032.4" calcext:value-type="float">
            <text:p>20.032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mart çedaş</text:p>
          </table:table-cell>
          <table:table-cell/>
          <table:table-cell table:style-name="Default"/>
          <table:table-cell table:style-name="Default" office:value-type="float" office:value="251.85" calcext:value-type="float">
            <text:p>251,85</text:p>
          </table:table-cell>
          <table:table-cell/>
          <table:table-cell table:formula="of:=[.G77]+[.E78]" office:value-type="float" office:value="20284.25" calcext:value-type="float">
            <text:p>20.284,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nisan çedaş</text:p>
          </table:table-cell>
          <table:table-cell/>
          <table:table-cell table:style-name="Default"/>
          <table:table-cell table:style-name="Default" office:value-type="float" office:value="216.33" calcext:value-type="float">
            <text:p>216,33</text:p>
          </table:table-cell>
          <table:table-cell/>
          <table:table-cell table:formula="of:=[.G78]+[.E79]" office:value-type="float" office:value="20500.58" calcext:value-type="float">
            <text:p>20.500,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mayıs çedaş</text:p>
          </table:table-cell>
          <table:table-cell/>
          <table:table-cell table:style-name="Default"/>
          <table:table-cell table:style-name="Default" office:value-type="float" office:value="263.46" calcext:value-type="float">
            <text:p>263,46</text:p>
          </table:table-cell>
          <table:table-cell/>
          <table:table-cell table:formula="of:=[.G79]+[.E80]" office:value-type="float" office:value="20764.04" calcext:value-type="float">
            <text:p>20.764,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haziran çedaş</text:p>
          </table:table-cell>
          <table:table-cell/>
          <table:table-cell table:style-name="Default"/>
          <table:table-cell table:style-name="Default" office:value-type="float" office:value="28.41" calcext:value-type="float">
            <text:p>28,41</text:p>
          </table:table-cell>
          <table:table-cell/>
          <table:table-cell table:formula="of:=[.G80]+[.E81]" office:value-type="float" office:value="20792.45" calcext:value-type="float">
            <text:p>20.792,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temmuz çedaş</text:p>
          </table:table-cell>
          <table:table-cell/>
          <table:table-cell table:style-name="Default"/>
          <table:table-cell table:style-name="Default" office:value-type="float" office:value="367.27" calcext:value-type="float">
            <text:p>367,27</text:p>
          </table:table-cell>
          <table:table-cell/>
          <table:table-cell table:formula="of:=[.G81]+[.E82]" office:value-type="float" office:value="21159.72" calcext:value-type="float">
            <text:p>21.159,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ağustos çedaş</text:p>
          </table:table-cell>
          <table:table-cell/>
          <table:table-cell table:style-name="Default"/>
          <table:table-cell table:style-name="Default" office:value-type="float" office:value="312.41" calcext:value-type="float">
            <text:p>312,41</text:p>
          </table:table-cell>
          <table:table-cell/>
          <table:table-cell table:formula="of:=[.G82]+[.E83]" office:value-type="float" office:value="21472.13" calcext:value-type="float">
            <text:p>21.472,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eylül çedaş</text:p>
          </table:table-cell>
          <table:table-cell/>
          <table:table-cell table:style-name="Default"/>
          <table:table-cell table:style-name="Default" office:value-type="float" office:value="275.34" calcext:value-type="float">
            <text:p>275,34</text:p>
          </table:table-cell>
          <table:table-cell/>
          <table:table-cell table:formula="of:=[.G83]+[.E84]" office:value-type="float" office:value="21747.47" calcext:value-type="float">
            <text:p>21.747,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ekim kasım çedaş</text:p>
          </table:table-cell>
          <table:table-cell/>
          <table:table-cell table:style-name="Default"/>
          <table:table-cell table:style-name="Default" office:value-type="float" office:value="657.26" calcext:value-type="float">
            <text:p>657,26</text:p>
          </table:table-cell>
          <table:table-cell/>
          <table:table-cell table:formula="of:=[.G84]+[.E85]" office:value-type="float" office:value="22404.73" calcext:value-type="float">
            <text:p>22.404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çedaş gecikme</text:p>
          </table:table-cell>
          <table:table-cell/>
          <table:table-cell table:style-name="Default"/>
          <table:table-cell table:style-name="Default" office:value-type="float" office:value="180" calcext:value-type="float">
            <text:p>180</text:p>
          </table:table-cell>
          <table:table-cell/>
          <table:table-cell table:formula="of:=[.G85]+[.E86]" office:value-type="float" office:value="22584.73" calcext:value-type="float">
            <text:p>22.584,7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li balcıya ödeme</text:p>
          </table:table-cell>
          <table:table-cell/>
          <table:table-cell table:style-name="Default"/>
          <table:table-cell office:value-type="float" office:value="-800" calcext:value-type="float">
            <text:p>-800,00</text:p>
          </table:table-cell>
          <table:table-cell/>
          <table:table-cell table:formula="of:=[.G86]+[.E87]" office:value-type="float" office:value="21784.73" calcext:value-type="float">
            <text:p>21.784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cra mahkeme</text:p>
          </table:table-cell>
          <table:table-cell/>
          <table:table-cell table:style-name="Default"/>
          <table:table-cell office:value-type="float" office:value="3885" calcext:value-type="float">
            <text:p>3.885,00</text:p>
          </table:table-cell>
          <table:table-cell/>
          <table:table-cell table:formula="of:=[.G87]+[.E88]" office:value-type="float" office:value="25669.73" calcext:value-type="float">
            <text:p>25.669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ğuş hesap</text:p>
          </table:table-cell>
          <table:table-cell/>
          <table:table-cell table:style-name="Default"/>
          <table:table-cell office:value-type="float" office:value="9213.14" calcext:value-type="float">
            <text:p>9.213,14</text:p>
          </table:table-cell>
          <table:table-cell/>
          <table:table-cell table:formula="of:=[.G88]+[.E89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[.G89]+[.E90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[.G90]+[.E91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formula="of:=[.G91]+[.E92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borcu</text:p>
          </table:table-cell>
          <table:table-cell table:number-columns-repeated="2"/>
          <table:table-cell office:value-type="float" office:value="40000" calcext:value-type="float">
            <text:p>40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tl/usd</text:p>
          </table:table-cell>
          <table:table-cell/>
          <table:table-cell office:value-type="float" office:value="542.703" calcext:value-type="float">
            <text:p>542,7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lı borç dolar karşılığı</text:p>
          </table:table-cell>
          <table:table-cell table:number-columns-repeated="2"/>
          <table:table-cell table:formula="of:=[.E98]/[.D99]" office:value-type="float" office:value="73.7051389065474" calcext:value-type="float">
            <text:p>73,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dolar fiyatı</text:p>
          </table:table-cell>
          <table:table-cell/>
          <table:table-cell office:value-type="float" office:value="125" calcext:value-type="float">
            <text:p>125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 yılı borç değeri</text:p>
          </table:table-cell>
          <table:table-cell table:number-columns-repeated="2"/>
          <table:table-cell table:style-name="ce90" table:formula="of:=[.E100]*[.D101]" office:value-type="float" office:value="9213.14236331843" calcext:value-type="float">
            <text:p>9.213,1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0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86"/>
          <table:table-cell table:number-columns-repeated="6"/>
        </table:table-row>
        <table:table-row table:style-name="ro1" table:number-rows-repeated="104846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022 Nisan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68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ce85"/>
        <table:table-column table:style-name="co22" table:default-cell-style-name="Default"/>
        <table:table-column table:style-name="co23" table:default-cell-style-name="ce85"/>
        <table:table-row table:style-name="ro1">
          <table:table-cell table:number-columns-repeated="9"/>
        </table:table-row>
        <table:table-row table:style-name="ro1">
          <table:table-cell/>
          <table:table-cell table:style-name="ce100" office:value-type="string" calcext:value-type="string">
            <text:p>DURSUN DURMUŞ 2022 HESAP</text:p>
          </table:table-cell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9" office:value-type="string" calcext:value-type="string">
            <text:p>Ekim 2019-20</text:p>
          </table:table-cell>
          <table:table-cell table:style-name="ce73"/>
          <table:table-cell table:style-name="ce85" office:value-type="float" office:value="30645" calcext:value-type="float">
            <text:p>30.645,00</text:p>
          </table:table-cell>
          <table:table-cell table:style-name="ce85" table:formula="of:=[.D3]" office:value-type="float" office:value="30645" calcext:value-type="float">
            <text:p>30.645,00</text:p>
          </table:table-cell>
          <table:table-cell table:style-name="ce85" table:formula="of:=[.D3]" office:value-type="float" office:value="30645" calcext:value-type="float">
            <text:p>30.645,0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9" office:value-type="string" calcext:value-type="string">
            <text:p>2020 kasım</text:p>
          </table:table-cell>
          <table:table-cell table:style-name="ce73"/>
          <table:table-cell table:style-name="ce65" office:value-type="float" office:value="3014" calcext:value-type="float">
            <text:p>3.014,00</text:p>
          </table:table-cell>
          <table:table-cell table:style-name="ce52" table:formula="of:=[.E3]+[.D4]" office:value-type="float" office:value="33659" calcext:value-type="float">
            <text:p>33.659,00</text:p>
          </table:table-cell>
          <table:table-cell table:style-name="ce52" table:formula="of:=[.F3]" office:value-type="float" office:value="30645" calcext:value-type="float">
            <text:p>30.645,00</text:p>
          </table:table-cell>
          <table:table-cell office:value-type="string" calcext:value-type="string">
            <text:p>***-----</text:p>
          </table:table-cell>
          <table:table-cell table:number-columns-repeated="2"/>
        </table:table-row>
        <table:table-row table:style-name="ro1">
          <table:table-cell/>
          <table:table-cell table:style-name="ce59" office:value-type="string" calcext:value-type="string">
            <text:p>2020 aralık 16 gün</text:p>
          </table:table-cell>
          <table:table-cell table:style-name="ce73"/>
          <table:table-cell table:style-name="ce52" office:value-type="float" office:value="1610" calcext:value-type="float">
            <text:p>1.610,00</text:p>
          </table:table-cell>
          <table:table-cell table:style-name="ce52" table:formula="of:=[.E4]+[.D5]" office:value-type="float" office:value="35269" calcext:value-type="float">
            <text:p>35.269,00</text:p>
          </table:table-cell>
          <table:table-cell table:style-name="ce52" table:formula="of:=[.F4]+[.D5]" office:value-type="float" office:value="32255" calcext:value-type="float">
            <text:p>32.255,00</text:p>
          </table:table-cell>
          <table:table-cell table:number-columns-repeated="3"/>
        </table:table-row>
        <table:table-row table:style-name="ro1">
          <table:table-cell/>
          <table:table-cell table:style-name="ce49" office:value-type="string" calcext:value-type="string">
            <text:p>ödeme</text:p>
          </table:table-cell>
          <table:table-cell table:style-name="ce76"/>
          <table:table-cell table:style-name="ce67" office:value-type="float" office:value="-23500" calcext:value-type="float">
            <text:p>-23.500,00</text:p>
          </table:table-cell>
          <table:table-cell table:style-name="ce52" table:formula="of:=[.E5]+[.D6]" office:value-type="float" office:value="11769" calcext:value-type="float">
            <text:p>11.769,00</text:p>
          </table:table-cell>
          <table:table-cell table:style-name="ce52" table:formula="of:=[.F5]+[.D6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SUM([.D3:.D6])" office:value-type="currency" office:currency="TRY" office:value="11769" calcext:value-type="currency">
            <text:p>₺11.769,00</text:p>
          </table:table-cell>
          <table:table-cell table:style-name="ce77"/>
          <table:table-cell/>
          <table:table-cell table:style-name="ce52" table:formula="of:=[.E6]+[.D7]" office:value-type="float" office:value="11769" calcext:value-type="float">
            <text:p>11.769,00</text:p>
          </table:table-cell>
          <table:table-cell table:style-name="ce52" table:formula="of:=[.F6]+[.D7]" office:value-type="float" office:value="8755" calcext:value-type="float">
            <text:p>8.755,00</text:p>
          </table:table-cell>
          <table:table-cell office:value-type="string" calcext:value-type="string">
            <text:p>kirada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2" table:formula="of:=[.E7]+[.D8]" office:value-type="float" office:value="11769" calcext:value-type="float">
            <text:p>11.769,00</text:p>
          </table:table-cell>
          <table:table-cell table:style-name="ce52" table:formula="of:=[.F7]+[.D8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tedaş</text:p>
          </table:table-cell>
          <table:table-cell table:style-name="ce78"/>
          <table:table-cell table:style-name="ce54"/>
          <table:table-cell table:style-name="ce52" table:formula="of:=[.E8]+[.D9]" office:value-type="float" office:value="11769" calcext:value-type="float">
            <text:p>11.769,00</text:p>
          </table:table-cell>
          <table:table-cell table:style-name="ce52" table:formula="of:=[.F8]+[.D9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8 teminat ücreti</text:p>
          </table:table-cell>
          <table:table-cell table:style-name="ce73"/>
          <table:table-cell table:style-name="ce69" office:value-type="float" office:value="900" calcext:value-type="float">
            <text:p>900</text:p>
          </table:table-cell>
          <table:table-cell table:style-name="ce52" table:formula="of:=[.E9]+[.D10]" office:value-type="float" office:value="12669" calcext:value-type="float">
            <text:p>12.669,00</text:p>
          </table:table-cell>
          <table:table-cell table:style-name="ce52" table:formula="of:=[.F9]" office:value-type="float" office:value="8755" calcext:value-type="float">
            <text:p>8.755,00</text:p>
          </table:table-cell>
          <table:table-cell office:value-type="string" calcext:value-type="string">
            <text:p>***-----</text:p>
          </table:table-cell>
          <table:table-cell table:number-columns-repeated="2"/>
        </table:table-row>
        <table:table-row table:style-name="ro1">
          <table:table-cell/>
          <table:table-cell table:style-name="ce59" office:value-type="string" calcext:value-type="string">
            <text:p>2019 mart çedaş</text:p>
          </table:table-cell>
          <table:table-cell table:style-name="ce73"/>
          <table:table-cell table:style-name="ce70" office:value-type="float" office:value="251.85" calcext:value-type="float">
            <text:p>251,85</text:p>
          </table:table-cell>
          <table:table-cell table:style-name="ce52" table:formula="of:=[.E10]+[.D11]" office:value-type="float" office:value="12920.85" calcext:value-type="float">
            <text:p>12.920,85</text:p>
          </table:table-cell>
          <table:table-cell table:style-name="ce52" table:formula="of:=[.F10]+[.D11]" office:value-type="float" office:value="9006.85" calcext:value-type="float">
            <text:p>9.006,85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nisan çedaş</text:p>
          </table:table-cell>
          <table:table-cell table:style-name="ce73"/>
          <table:table-cell table:style-name="ce70" office:value-type="float" office:value="216.33" calcext:value-type="float">
            <text:p>216,33</text:p>
          </table:table-cell>
          <table:table-cell table:style-name="ce52" table:formula="of:=[.E11]+[.D12]" office:value-type="float" office:value="13137.18" calcext:value-type="float">
            <text:p>13.137,18</text:p>
          </table:table-cell>
          <table:table-cell table:style-name="ce52" table:formula="of:=[.F11]+[.D12]" office:value-type="float" office:value="9223.18" calcext:value-type="float">
            <text:p>9.223,18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mayıs çedaş</text:p>
          </table:table-cell>
          <table:table-cell table:style-name="ce73"/>
          <table:table-cell table:style-name="ce70" office:value-type="float" office:value="263.46" calcext:value-type="float">
            <text:p>263,46</text:p>
          </table:table-cell>
          <table:table-cell table:style-name="ce52" table:formula="of:=[.E12]+[.D13]" office:value-type="float" office:value="13400.64" calcext:value-type="float">
            <text:p>13.400,64</text:p>
          </table:table-cell>
          <table:table-cell table:style-name="ce52" table:formula="of:=[.F12]+[.D13]" office:value-type="float" office:value="9486.64" calcext:value-type="float">
            <text:p>9.486,64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haziran çedaş</text:p>
          </table:table-cell>
          <table:table-cell table:style-name="ce73"/>
          <table:table-cell table:style-name="ce70" office:value-type="float" office:value="28.41" calcext:value-type="float">
            <text:p>28,41</text:p>
          </table:table-cell>
          <table:table-cell table:style-name="ce52" table:formula="of:=[.E13]+[.D14]" office:value-type="float" office:value="13429.05" calcext:value-type="float">
            <text:p>13.429,05</text:p>
          </table:table-cell>
          <table:table-cell table:style-name="ce52" table:formula="of:=[.F13]+[.D14]" office:value-type="float" office:value="9515.05" calcext:value-type="float">
            <text:p>9.515,05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temmuz çedaş</text:p>
          </table:table-cell>
          <table:table-cell table:style-name="ce73"/>
          <table:table-cell table:style-name="ce70" office:value-type="float" office:value="367.27" calcext:value-type="float">
            <text:p>367,27</text:p>
          </table:table-cell>
          <table:table-cell table:style-name="ce52" table:formula="of:=[.E14]+[.D15]" office:value-type="float" office:value="13796.32" calcext:value-type="float">
            <text:p>13.796,32</text:p>
          </table:table-cell>
          <table:table-cell table:style-name="ce52" table:formula="of:=[.F14]+[.D15]" office:value-type="float" office:value="9882.32" calcext:value-type="float">
            <text:p>9.882,32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ağustos çedaş</text:p>
          </table:table-cell>
          <table:table-cell table:style-name="ce73"/>
          <table:table-cell table:style-name="ce70" office:value-type="float" office:value="312.41" calcext:value-type="float">
            <text:p>312,41</text:p>
          </table:table-cell>
          <table:table-cell table:style-name="ce52" table:formula="of:=[.E15]+[.D16]" office:value-type="float" office:value="14108.73" calcext:value-type="float">
            <text:p>14.108,73</text:p>
          </table:table-cell>
          <table:table-cell table:style-name="ce52" table:formula="of:=[.F15]+[.D16]" office:value-type="float" office:value="10194.73" calcext:value-type="float">
            <text:p>10.194,7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eylül çedaş</text:p>
          </table:table-cell>
          <table:table-cell table:style-name="ce73"/>
          <table:table-cell table:style-name="ce70" office:value-type="float" office:value="275.34" calcext:value-type="float">
            <text:p>275,34</text:p>
          </table:table-cell>
          <table:table-cell table:style-name="ce52" table:formula="of:=[.E16]+[.D17]" office:value-type="float" office:value="14384.07" calcext:value-type="float">
            <text:p>14.384,07</text:p>
          </table:table-cell>
          <table:table-cell table:style-name="ce52" table:formula="of:=[.F16]+[.D17]" office:value-type="float" office:value="10470.07" calcext:value-type="float">
            <text:p>10.470,0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ekim kasım çedaş</text:p>
          </table:table-cell>
          <table:table-cell table:style-name="ce73"/>
          <table:table-cell table:style-name="ce70" office:value-type="float" office:value="657.26" calcext:value-type="float">
            <text:p>657,26</text:p>
          </table:table-cell>
          <table:table-cell table:style-name="ce52" table:formula="of:=[.E17]+[.D18]" office:value-type="float" office:value="15041.33" calcext:value-type="float">
            <text:p>15.041,33</text:p>
          </table:table-cell>
          <table:table-cell table:style-name="ce52" table:formula="of:=[.F17]+[.D18]" office:value-type="float" office:value="11127.33" calcext:value-type="float">
            <text:p>11.127,3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çedaş gecikme</text:p>
          </table:table-cell>
          <table:table-cell table:style-name="ce73"/>
          <table:table-cell table:style-name="ce70" office:value-type="float" office:value="180" calcext:value-type="float">
            <text:p>180</text:p>
          </table:table-cell>
          <table:table-cell table:style-name="ce52" table:formula="of:=[.E18]+[.D19]" office:value-type="float" office:value="15221.33" calcext:value-type="float">
            <text:p>15.221,33</text:p>
          </table:table-cell>
          <table:table-cell table:style-name="ce52" table:formula="of:=[.F18]+[.D19]" office:value-type="float" office:value="11307.33" calcext:value-type="float">
            <text:p>11.307,33</text:p>
          </table:table-cell>
          <table:table-cell office:value-type="string" calcext:value-type="string">
            <text:p>+elektrik 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2019 teminat ücreti</text:p>
          </table:table-cell>
          <table:table-cell table:style-name="ce79"/>
          <table:table-cell table:style-name="ce71" office:value-type="float" office:value="1100" calcext:value-type="float">
            <text:p>1100</text:p>
          </table:table-cell>
          <table:table-cell table:style-name="ce52" table:formula="of:=[.E19]+[.D20]" office:value-type="float" office:value="16321.33" calcext:value-type="float">
            <text:p>16.321,33</text:p>
          </table:table-cell>
          <table:table-cell table:style-name="ce52" table:formula="of:=[.F19]" office:value-type="float" office:value="11307.33" calcext:value-type="float">
            <text:p>11.307,33</text:p>
          </table:table-cell>
          <table:table-cell office:value-type="string" calcext:value-type="string">
            <text:p>***-----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tedaş ödeme ali balcıya</text:p>
          </table:table-cell>
          <table:table-cell table:style-name="ce79"/>
          <table:table-cell table:style-name="ce72" office:value-type="float" office:value="-800" calcext:value-type="float">
            <text:p>-800</text:p>
          </table:table-cell>
          <table:table-cell table:style-name="ce52" table:formula="of:=[.E20]+[.D21]" office:value-type="float" office:value="15521.33" calcext:value-type="float">
            <text:p>15.521,33</text:p>
          </table:table-cell>
          <table:table-cell table:style-name="ce52" table:formula="of:=[.F20]+[.D21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 table:style-name="ce51"/>
          <table:table-cell table:style-name="ce63" table:formula="of:=SUM([.D10:.D21])" office:value-type="currency" office:currency="TRY" office:value="3752.33" calcext:value-type="currency">
            <text:p>₺3.752,33</text:p>
          </table:table-cell>
          <table:table-cell table:style-name="ce80"/>
          <table:table-cell/>
          <table:table-cell table:style-name="ce52" table:formula="of:=[.E21]+[.D22]" office:value-type="float" office:value="15521.33" calcext:value-type="float">
            <text:p>15.521,33</text:p>
          </table:table-cell>
          <table:table-cell table:style-name="ce52" table:formula="of:=[.F21]+[.D22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51"/>
          <table:table-cell table:style-name="ce79"/>
          <table:table-cell table:style-name="ce56"/>
          <table:table-cell table:style-name="ce52" table:formula="of:=[.E22]+[.D23]" office:value-type="float" office:value="15521.33" calcext:value-type="float">
            <text:p>15.521,33</text:p>
          </table:table-cell>
          <table:table-cell table:style-name="ce52" table:formula="of:=[.F22]+[.D23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Doğuş hesap 2000 – 750 usd x 5,76 = 4320</text:p>
          </table:table-cell>
          <table:table-cell table:style-name="ce73"/>
          <table:table-cell table:style-name="ce52" office:value-type="float" office:value="4320" calcext:value-type="float">
            <text:p>4.320,00</text:p>
          </table:table-cell>
          <table:table-cell table:style-name="ce52" table:formula="of:=[.E23]+[.D24]" office:value-type="float" office:value="19841.33" calcext:value-type="float">
            <text:p>19.841,33</text:p>
          </table:table-cell>
          <table:table-cell table:style-name="ce52" table:formula="of:=[.F23]+[.D24]" office:value-type="float" office:value="14827.33" calcext:value-type="float">
            <text:p>14.827,33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[.D24]" office:value-type="currency" office:currency="TRY" office:value="4320" calcext:value-type="currency">
            <text:p>₺4.320,00</text:p>
          </table:table-cell>
          <table:table-cell table:style-name="ce77"/>
          <table:table-cell table:style-name="ce85"/>
          <table:table-cell table:style-name="ce52" table:formula="of:=[.E24]+[.D25]" office:value-type="float" office:value="19841.33" calcext:value-type="float">
            <text:p>19.841,33</text:p>
          </table:table-cell>
          <table:table-cell table:style-name="ce52" table:formula="of:=[.F24]+[.D25]" office:value-type="float" office:value="14827.33" calcext:value-type="float">
            <text:p>14.827,3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<text:span text:style-name="T2">2020 gecikme (Ocak 2021 tüfe </text:span>14,97)</text:p>
          </table:table-cell>
          <table:table-cell table:style-name="ce73" office:value-type="percentage" office:value="0.1497" calcext:value-type="percentage">
            <text:p>%14,97</text:p>
          </table:table-cell>
          <table:table-cell table:style-name="ce52" table:formula="of:=[.E25]*[.C26]" office:value-type="float" office:value="2970.247101" calcext:value-type="float">
            <text:p>2.970,25</text:p>
          </table:table-cell>
          <table:table-cell table:style-name="ce52" table:formula="of:=[.E25]+[.D26]" office:value-type="float" office:value="22811.577101" calcext:value-type="float">
            <text:p>22.811,58</text:p>
          </table:table-cell>
          <table:table-cell table:style-name="ce52" table:formula="of:=[.F25]+[.D26]" office:value-type="float" office:value="17797.577101" calcext:value-type="float">
            <text:p>17.797,58</text:p>
          </table:table-cell>
          <table:table-cell office:value-type="string" calcext:value-type="string">
            <text:p><text:s/>+++ 2020</text:p>
          </table:table-cell>
          <table:table-cell table:number-columns-repeated="2"/>
        </table:table-row>
        <table:table-row table:style-name="ro1">
          <table:table-cell/>
          <table:table-cell table:style-name="ce64" table:formula="of:=[.D26]" office:value-type="currency" office:currency="TRY" office:value="2970.247101" calcext:value-type="currency">
            <text:p>₺2.970,25</text:p>
          </table:table-cell>
          <table:table-cell table:style-name="ce81"/>
          <table:table-cell table:style-name="ce52"/>
          <table:table-cell table:style-name="ce52" table:formula="of:=[.E26]+[.D27]" office:value-type="float" office:value="22811.577101" calcext:value-type="float">
            <text:p>22.811,58</text:p>
          </table:table-cell>
          <table:table-cell table:style-name="ce52" table:formula="of:=[.F26]+[.D27]" office:value-type="float" office:value="17797.577101" calcext:value-type="float">
            <text:p>17.797,58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İcra 16-07-2020</text:p>
          </table:table-cell>
          <table:table-cell table:style-name="ce73"/>
          <table:table-cell table:style-name="ce74" office:value-type="currency" office:currency="TRY" office:value="3885" calcext:value-type="currency">
            <text:p>₺3.885,00</text:p>
          </table:table-cell>
          <table:table-cell table:style-name="ce52" table:formula="of:=[.E27]+[.D28]" office:value-type="float" office:value="26696.577101" calcext:value-type="float">
            <text:p>26.696,58</text:p>
          </table:table-cell>
          <table:table-cell table:style-name="ce52" table:formula="of:=[.F27]+[.D28]" office:value-type="float" office:value="21682.577101" calcext:value-type="float">
            <text:p>21.682,58</text:p>
          </table:table-cell>
          <table:table-cell office:value-type="string" calcext:value-type="string">
            <text:p>+++++ icra</text:p>
          </table:table-cell>
          <table:table-cell table:number-columns-repeated="2"/>
        </table:table-row>
        <table:table-row table:style-name="ro1">
          <table:table-cell/>
          <table:table-cell table:style-name="ce61" table:formula="of:=[.D28]" office:value-type="currency" office:currency="TRY" office:value="3885" calcext:value-type="currency">
            <text:p>₺3.885,00</text:p>
          </table:table-cell>
          <table:table-cell table:style-name="ce77"/>
          <table:table-cell table:style-name="ce52"/>
          <table:table-cell table:style-name="ce52" table:formula="of:=[.E28]+[.D29]" office:value-type="float" office:value="26696.577101" calcext:value-type="float">
            <text:p>26.696,58</text:p>
          </table:table-cell>
          <table:table-cell table:style-name="ce52" table:formula="of:=[.F28]+[.D29]" office:value-type="float" office:value="21682.577101" calcext:value-type="float">
            <text:p>21.682,5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 table:formula="of:=[.E29]+[.D30]" office:value-type="float" office:value="26696.577101" calcext:value-type="float">
            <text:p>26.696,58</text:p>
          </table:table-cell>
          <table:table-cell table:style-name="ce52" table:formula="of:=[.F29]+[.D30]" office:value-type="float" office:value="21682.577101" calcext:value-type="float">
            <text:p>21.682,58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21 gecikme (Ocak 2022 tüfe 48,69)</text:p>
          </table:table-cell>
          <table:table-cell table:style-name="ce73" office:value-type="percentage" office:value="0.4869" calcext:value-type="percentage">
            <text:p>%48,69</text:p>
          </table:table-cell>
          <table:table-cell table:style-name="ce52" table:formula="of:=[.E30]*[.C31]" office:value-type="float" office:value="12998.5633904769" calcext:value-type="float">
            <text:p>12.998,56</text:p>
          </table:table-cell>
          <table:table-cell table:style-name="ce52" table:formula="of:=[.E30]+[.D31]" office:value-type="float" office:value="39695.1404914769" calcext:value-type="float">
            <text:p>39.695,14</text:p>
          </table:table-cell>
          <table:table-cell table:style-name="ce52" table:formula="of:=[.F30]+[.D31]" office:value-type="float" office:value="34681.1404914769" calcext:value-type="float">
            <text:p>34.681,14</text:p>
          </table:table-cell>
          <table:table-cell office:value-type="string" calcext:value-type="string">
            <text:p><text:s/>+++ 2021</text:p>
          </table:table-cell>
          <table:table-cell table:number-columns-repeated="2"/>
        </table:table-row>
        <table:table-row table:style-name="ro1">
          <table:table-cell/>
          <table:table-cell table:style-name="ce64" table:formula="of:=[.D31]" office:value-type="currency" office:currency="TRY" office:value="12998.5633904769" calcext:value-type="currency">
            <text:p>₺12.998,56</text:p>
          </table:table-cell>
          <table:table-cell table:style-name="ce81"/>
          <table:table-cell/>
          <table:table-cell table:style-name="ce52" table:formula="of:=[.E31]+[.D32]" office:value-type="float" office:value="39695.1404914769" calcext:value-type="float">
            <text:p>39.695,14</text:p>
          </table:table-cell>
          <table:table-cell table:style-name="ce52" table:formula="of:=[.F31]+[.D32]" office:value-type="float" office:value="34681.1404914769" calcext:value-type="float">
            <text:p>34.681,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1 sonu toplam hesap</text:p>
          </table:table-cell>
          <table:table-cell table:number-columns-repeated="2"/>
          <table:table-cell table:style-name="ce92" table:formula="of:=[.E32]+[.D33]" office:value-type="float" office:value="39695.1404914769" calcext:value-type="float">
            <text:p>39.695,14</text:p>
          </table:table-cell>
          <table:table-cell table:style-name="ce52" table:formula="of:=[.F32]+[.D33]" office:value-type="float" office:value="34681.1404914769" calcext:value-type="float">
            <text:p>34.681,1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 table:formula="of:=[.E33]+[.D34]" office:value-type="float" office:value="39695.1404914769" calcext:value-type="float">
            <text:p>39.695,14</text:p>
          </table:table-cell>
          <table:table-cell table:style-name="ce52" table:formula="of:=[.F33]+[.D34]" office:value-type="float" office:value="34681.1404914769" calcext:value-type="float">
            <text:p>34.681,14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1-01" calcext:value-type="date">
            <text:p>Ocak.2022</text:p>
          </table:table-cell>
          <table:table-cell table:style-name="ce73" office:value-type="percentage" office:value="0.111" calcext:value-type="percentage">
            <text:p>%11,10</text:p>
          </table:table-cell>
          <table:table-cell table:style-name="ce52" table:formula="of:=[.$E$33]*[.C35]" office:value-type="float" office:value="4406.16059455394" calcext:value-type="float">
            <text:p>4.406,16</text:p>
          </table:table-cell>
          <table:table-cell table:style-name="ce52" table:formula="of:=[.E34]+[.D35]" office:value-type="float" office:value="44101.3010860308" calcext:value-type="float">
            <text:p>44.101,30</text:p>
          </table:table-cell>
          <table:table-cell table:style-name="ce52" table:formula="of:=[.F34]+[.D35]" office:value-type="float" office:value="39087.3010860308" calcext:value-type="float">
            <text:p>39.087,30</text:p>
          </table:table-cell>
          <table:table-cell office:value-type="string" calcext:value-type="string">
            <text:p><text:s/>+++ 2022-1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2-01" calcext:value-type="date">
            <text:p>Şubat.2022</text:p>
          </table:table-cell>
          <table:table-cell table:style-name="ce73" office:value-type="percentage" office:value="0.0481" calcext:value-type="percentage">
            <text:p>%4,81</text:p>
          </table:table-cell>
          <table:table-cell table:style-name="ce52" table:formula="of:=[.$E$33]*[.C36]" office:value-type="float" office:value="1909.33625764004" calcext:value-type="float">
            <text:p>1.909,34</text:p>
          </table:table-cell>
          <table:table-cell table:style-name="ce52" table:formula="of:=[.E35]+[.D36]" office:value-type="float" office:value="46010.6373436709" calcext:value-type="float">
            <text:p>46.010,64</text:p>
          </table:table-cell>
          <table:table-cell table:style-name="ce52" table:formula="of:=[.F35]+[.D36]" office:value-type="float" office:value="40996.6373436709" calcext:value-type="float">
            <text:p>40.996,64</text:p>
          </table:table-cell>
          <table:table-cell office:value-type="string" calcext:value-type="string">
            <text:p><text:s/>+++ 2022-2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3-01" calcext:value-type="date">
            <text:p>Mart.2022</text:p>
          </table:table-cell>
          <table:table-cell table:style-name="ce73" office:value-type="percentage" office:value="0.05" calcext:value-type="percentage">
            <text:p>%5,00</text:p>
          </table:table-cell>
          <table:table-cell table:style-name="ce52" table:formula="of:=[.$E$33]*[.C37]" office:value-type="float" office:value="1984.75702457385" calcext:value-type="float">
            <text:p>1.984,76</text:p>
          </table:table-cell>
          <table:table-cell table:style-name="ce52" table:formula="of:=[.E36]+[.D37]" office:value-type="float" office:value="47995.3943682447" calcext:value-type="float">
            <text:p>47.995,39</text:p>
          </table:table-cell>
          <table:table-cell table:style-name="ce52" table:formula="of:=[.F36]+[.D37]" office:value-type="float" office:value="42981.3943682447" calcext:value-type="float">
            <text:p>42.981,39</text:p>
          </table:table-cell>
          <table:table-cell office:value-type="string" calcext:value-type="string">
            <text:p><text:s/>+++ 2022-3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4-01" calcext:value-type="date">
            <text:p>Nisan.2022</text:p>
          </table:table-cell>
          <table:table-cell office:value-type="percentage" office:value="0.0546" calcext:value-type="percentage">
            <text:p>%5,46</text:p>
          </table:table-cell>
          <table:table-cell table:style-name="ce52" table:formula="of:=[.$E$33]*[.C38]" office:value-type="float" office:value="2167.35467083464" calcext:value-type="float">
            <text:p>2.167,35</text:p>
          </table:table-cell>
          <table:table-cell table:style-name="ce52" table:formula="of:=[.E37]+[.D38]" office:value-type="float" office:value="50162.7490390794" calcext:value-type="float">
            <text:p>50.162,75</text:p>
          </table:table-cell>
          <table:table-cell table:style-name="ce52" table:formula="of:=[.F37]+[.D38]" office:value-type="float" office:value="45148.7490390794" calcext:value-type="float">
            <text:p>45.148,75</text:p>
          </table:table-cell>
          <table:table-cell office:value-type="string" calcext:value-type="string">
            <text:p><text:s/>+++ 2022-4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Hacizli satış işlemi için (1000+1000)</text:p>
          </table:table-cell>
          <table:table-cell/>
          <table:table-cell table:style-name="ce52" office:value-type="float" office:value="2000" calcext:value-type="float">
            <text:p>2.000,00</text:p>
          </table:table-cell>
          <table:table-cell table:style-name="ce52" table:formula="of:=[.E38]+[.D39]" office:value-type="float" office:value="52162.7490390794" calcext:value-type="float">
            <text:p>52.162,75</text:p>
          </table:table-cell>
          <table:table-cell table:style-name="ce52" table:formula="of:=[.F38]+[.D39]" office:value-type="float" office:value="47148.7490390794" calcext:value-type="float">
            <text:p>47.148,75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5-01" calcext:value-type="date">
            <text:p>Mayıs.2022</text:p>
          </table:table-cell>
          <table:table-cell office:value-type="percentage" office:value="0.0725" calcext:value-type="percentage">
            <text:p>%7,25</text:p>
          </table:table-cell>
          <table:table-cell table:style-name="ce52" table:formula="of:=[.$E$33]*[.C40]" office:value-type="float" office:value="2877.89768563208" calcext:value-type="float">
            <text:p>2.877,90</text:p>
          </table:table-cell>
          <table:table-cell table:style-name="ce52" table:formula="of:=[.E39]+[.D40]" office:value-type="float" office:value="55040.6467247114" calcext:value-type="float">
            <text:p>55.040,65</text:p>
          </table:table-cell>
          <table:table-cell table:style-name="ce52" table:formula="of:=[.F39]+[.D40]" office:value-type="float" office:value="50026.6467247114" calcext:value-type="float">
            <text:p>50.026,65</text:p>
          </table:table-cell>
          <table:table-cell office:value-type="string" calcext:value-type="string">
            <text:p><text:s/>+++ 2022-5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6-01" calcext:value-type="date">
            <text:p>Haziran.2022</text:p>
          </table:table-cell>
          <table:table-cell table:number-columns-repeated="7"/>
        </table:table-row>
        <table:table-row table:style-name="ro1">
          <table:table-cell/>
          <table:table-cell table:style-name="ce66" office:value-type="date" office:date-value="2022-07-01" calcext:value-type="date">
            <text:p>Temmuz.2022</text:p>
          </table:table-cell>
          <table:table-cell table:number-columns-repeated="7"/>
        </table:table-row>
        <table:table-row table:style-name="ro1">
          <table:table-cell/>
          <table:table-cell table:style-name="ce66" office:value-type="date" office:date-value="2022-08-01" calcext:value-type="date">
            <text:p>Ağustos.2022</text:p>
          </table:table-cell>
          <table:table-cell table:number-columns-repeated="7"/>
        </table:table-row>
        <table:table-row table:style-name="ro1">
          <table:table-cell/>
          <table:table-cell table:style-name="ce66" office:value-type="date" office:date-value="2022-09-01" calcext:value-type="date">
            <text:p>Eylül.2022</text:p>
          </table:table-cell>
          <table:table-cell table:number-columns-repeated="7"/>
        </table:table-row>
        <table:table-row table:style-name="ro1">
          <table:table-cell/>
          <table:table-cell table:style-name="ce66" office:value-type="date" office:date-value="2022-10-01" calcext:value-type="date">
            <text:p>Ekim.2022</text:p>
          </table:table-cell>
          <table:table-cell table:number-columns-repeated="7"/>
        </table:table-row>
        <table:table-row table:style-name="ro1">
          <table:table-cell/>
          <table:table-cell table:style-name="ce66" office:value-type="date" office:date-value="2022-11-01" calcext:value-type="date">
            <text:p>Kasım.2022</text:p>
          </table:table-cell>
          <table:table-cell table:number-columns-repeated="7"/>
        </table:table-row>
        <table:table-row table:style-name="ro1">
          <table:table-cell/>
          <table:table-cell table:style-name="ce66" office:value-type="date" office:date-value="2022-12-01" calcext:value-type="date">
            <text:p>Aralık.202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98" office:value-type="string" calcext:value-type="string">
            <text:p>1 USD TL</text:p>
          </table:table-cell>
          <table:table-cell table:style-name="Default" office:value-type="float" office:value="5.76" calcext:value-type="float">
            <text:p>5,76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<text:s/>30 ekim 2019 borca karşılık gelen usd</text:p>
          </table:table-cell>
          <table:table-cell table:style-name="ce85" table:formula="of:=[.E5]/[.C50]" office:value-type="float" office:value="6123.09027777778" calcext:value-type="float">
            <text:p>6.123,0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8" office:value-type="string" calcext:value-type="string">
            <text:p>1 Gram altın TL</text:p>
          </table:table-cell>
          <table:table-cell table:style-name="Default"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<text:span text:style-name="T1"> 30 ekim 2019 borca karşılık gelen </text:span>gram</text:p>
          </table:table-cell>
          <table:table-cell table:style-name="ce85" table:formula="of:=[.E5]/[.C53]" office:value-type="float" office:value="128.250909090909" calcext:value-type="float">
            <text:p>128,25</text:p>
          </table:table-cell>
          <table:table-cell table:number-columns-repeated="6"/>
        </table:table-row>
        <table:table-row table:style-name="ro1" table:number-rows-repeated="104852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 number:grouping="true"/>
    </number:number-style>
    <number:date-style style:name="N112">
      <number:day number:style="long"/>
      <number:text>.</number:text>
      <number:month number:style="long" number:textual="true"/>
    </number:date-style>
    <number:date-style style:name="N113">
      <number:month number:style="long" number:textual="true"/>
      <number:text>.</number:text>
      <number:year number:style="long"/>
    </number:date-style>
    <number:currency-style style:name="N115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15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17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.00.0000</text:date>, <text:time style:data-style-name="N2" text:time-value="13:44:05.768974237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08:31:44.518789051</meta:creation-date>
    <dc:date>2022-05-05T14:08:03.784336663</dc:date>
    <meta:editing-duration>P1DT3H25M26S</meta:editing-duration>
    <meta:editing-cycles>61</meta:editing-cycles>
    <meta:generator>LibreOffice/7.2.6.2$Linux_X86_64 LibreOffice_project/20$Build-2</meta:generator>
    <meta:print-date>2021-11-27T11:17:45.269437511</meta:print-date>
    <meta:document-statistic meta:table-count="8" meta:cell-count="908" meta:object-count="0"/>
  </office:meta>
</office:document-meta>
</file>